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me normal text.</text:p>
      <text:p text:style-name="A">Some paragraph with paragraph style A declaring bold.</text:p>
      <text:p text:style-name="Standard">Some normal text.</text:p>
      <text:p text:style-name="A">Some paragraph with style A and <text:span text:style-name="T1">some text content with </text:span><text:span text:style-name="T2">normal</text:span><text:span text:style-name="T1"> font face</text:span>.</text:p>
      <text:p text:style-name="A"><text:span text:style-name="T1">Text content having paragraph style A but a character style with normal font fa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" style:family="paragraph" style:parent-style-name="Standard" style:next-style-name="Standard" style:class="text">
      <style:text-properties fo:font-weight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Bernhard Haumacher</meta:initial-creator>
    <meta:creation-date>2007-05-21T07:37:51</meta:creation-date>
    <dc:creator>Bernhard Haumacher</dc:creator>
    <dc:date>2007-05-21T22:04:06</dc:date>
    <dc:language>de-DE</dc:language>
    <meta:editing-cycles>7</meta:editing-cycles>
    <meta:editing-duration>PT2H21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41" meta:character-count="241"/>
  </office:meta>
</office:document-meta>
</file>